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</text:span></text:p>
      <text:p text:style-name="P1"><text:span text:style-name="T1"><text:tab/><text:tab/><text:tab/>Intruduction to Thread Based Applications</text:span></text:p>
      <text:p text:style-name="P1"><text:span text:style-name="T1"><text:tab/><text:tab/>=========================================</text:span></text:p>
      <text:p text:style-name="P1"><text:span text:style-name="T1">=&gt;The purpose of multi threading is that "To provide Concurrent / Simultaneous </text:span></text:p>
      <text:p text:style-name="P1"><text:span text:style-name="T1"><text:s text:c="4"/>execution / Paralllel Execution".</text:span></text:p>
      <text:p text:style-name="P1"><text:span text:style-name="T1">=&gt;Concurrent <text:s/>Execution is nothing but executing the operations all at once.</text:span></text:p>
      <text:p text:style-name="P1"><text:span text:style-name="T1">=&gt;The advantage of Concurrent <text:s/>execution is that to get less execution time.</text:span></text:p>
      <text:p text:style-name="P1"><text:span text:style-name="T1">=&gt;If a Python Program contains multiple threads then it is called Multi Threading program.</text:span></text:p>
      <text:p text:style-name="P1"><text:span text:style-name="T1">--------------------------</text:span></text:p>
      <text:p text:style-name="P1"><text:span text:style-name="T1">=&gt;Def. of thread:</text:span></text:p>
      <text:p text:style-name="P1"><text:span text:style-name="T1">--------------------------</text:span></text:p>
      <text:p text:style-name="P1"><text:span text:style-name="T1">=&gt;A flow of Control is called thread.</text:span></text:p>
      <text:p text:style-name="P1"><text:span text:style-name="T1">=&gt;The purpose of thread is that "To Perform certain operation whose logic </text:span></text:p>
      <text:p text:style-name="P1"><text:span text:style-name="T1"><text:s text:c="4"/>developed in Functions / Methods <text:s/>concurently."</text:span></text:p>
      <text:p text:style-name="P1"><text:span text:style-name="T1">-----------------------------------------------------------------------------------------------------</text:span></text:p>
      <text:p text:style-name="P1"><text:span text:style-name="T1">=&gt;By default Every Python contains Single Thread and whose name is "MainThread" and It provides Sequential Execution.</text:span></text:p>
      <text:p text:style-name="P1"><text:span text:style-name="T1">=&gt;Programtically, In a Python Program we can create multiple sub <text:s/>/ Child <text:s/></text:span></text:p>
      <text:p text:style-name="P1"><text:span text:style-name="T1"><text:s text:c="3"/>threads <text:s/>and whose purpose is that "To execute operations whose logic is written in Functions / Methods Concurrently ".</text:span></text:p>
      <text:p text:style-name="P1"><text:span text:style-name="T1">=&gt;Hence Programatically a Python Program contains two types of Threads. They are</text:span></text:p>
      <text:p text:style-name="P1"><text:span text:style-name="T1"><text:tab/><text:tab/>a) MainThread</text:span></text:p>
      <text:p text:style-name="P1"><text:span text:style-name="T1"><text:tab/><text:tab/>b) Sub / Child Threads</text:span></text:p>
      <text:p text:style-name="P1"><text:span text:style-name="T1">=&gt;MainThread is created / Initiated <text:s/>by PVM ,when program exeuction starts and the role of mainThread is to execute main program statements and Monitor the exeuction status of Sub threads(if sub threads present).</text:span></text:p>
      <text:p text:style-name="P1"><text:span text:style-name="T1">=&gt;The Sub / Child Threads always executes operations whose logic is written in Functions / Methods Concurrently ".</text:span></text:p>
      <text:p text:style-name="P1"><text:span text:style-name="T1">=====================================X=============================</text:span></text:p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210" meta:character-count="1646" meta:non-whitespace-character-count="1428"/>
    <meta:generator>LibreOfficeDev/6.0.5.2$Linux_X86_64 LibreOffice_project/</meta:generator>
  </office:meta>
</office:document-meta>
</file>